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fo:keep-together="auto"/>
    </style:style>
    <style:style style:name="Taula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1.612cm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fo:keep-together="auto"/>
    </style:style>
    <style:style style:name="Taula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1.612cm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1.612cm" fo:keep-together="auto"/>
    </style:style>
    <style:style style:name="Table2" style:family="table">
      <style:table-properties style:width="16.002cm" fo:margin-left="-0.191cm" table:align="left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 fo:keep-together="auto"/>
    </style:style>
    <style:style style:name="Table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ble2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style:language-asian="es" style:country-asian="ES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4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5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7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8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officeooo:paragraph-rsid="00209b44" style:language-asian="es" style:country-asian="ES"/>
    </style:style>
    <style:style style:name="P10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officeooo:paragraph-rsid="002151ce" style:language-asian="es" style:country-asian="ES"/>
    </style:style>
    <style:style style:name="P11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officeooo:paragraph-rsid="00232832" style:language-asian="es" style:country-asian="ES"/>
    </style:style>
    <style:style style:name="P1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officeooo:paragraph-rsid="00250ad7" style:language-asian="es" style:country-asian="ES"/>
    </style:style>
    <style:style style:name="P1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officeooo:paragraph-rsid="0028fe3f" style:language-asian="es" style:country-asian="ES"/>
    </style:style>
    <style:style style:name="P14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officeooo:paragraph-rsid="00209b44" style:font-size-asian="14pt" style:language-asian="es" style:country-asian="ES" style:font-weight-asian="bold" style:font-size-complex="14pt"/>
    </style:style>
    <style:style style:name="P15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officeooo:paragraph-rsid="00250ad7" style:font-size-asian="14pt" style:language-asian="es" style:country-asian="ES" style:font-weight-asian="bold" style:font-size-complex="14pt"/>
    </style:style>
    <style:style style:name="P1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1cfc83"/>
    </style:style>
    <style:style style:name="P1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250ad7"/>
    </style:style>
    <style:style style:name="P18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28fe3f"/>
    </style:style>
    <style:style style:name="P1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/>
      <style:text-properties style:font-name="Calibri" fo:language="en" fo:country="GB" officeooo:paragraph-rsid="00209b44" style:language-asian="es" style:country-asian="ES"/>
    </style:style>
    <style:style style:name="P20" style:family="paragraph" style:parent-style-name="Standard">
      <style:paragraph-properties fo:margin-top="0.212cm" fo:margin-bottom="0cm" loext:contextual-spacing="false"/>
      <style:text-properties fo:language="en" fo:country="GB" officeooo:paragraph-rsid="00209b44" style:language-asian="es" style:country-asian="ES"/>
    </style:style>
    <style:style style:name="P21" style:family="paragraph" style:parent-style-name="Standard">
      <style:paragraph-properties fo:margin-top="0.212cm" fo:margin-bottom="0cm" loext:contextual-spacing="false"/>
      <style:text-properties fo:language="en" fo:country="GB" officeooo:paragraph-rsid="002151ce" style:language-asian="es" style:country-asian="ES"/>
    </style:style>
    <style:style style:name="P22" style:family="paragraph" style:parent-style-name="Standard">
      <style:paragraph-properties fo:margin-top="0.212cm" fo:margin-bottom="0cm" loext:contextual-spacing="false"/>
      <style:text-properties fo:language="en" fo:country="GB" officeooo:paragraph-rsid="0028fe3f" style:language-asian="es" style:country-asian="ES"/>
    </style:style>
    <style:style style:name="P23" style:family="paragraph" style:parent-style-name="Standard">
      <style:text-properties officeooo:paragraph-rsid="00250ad7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officeooo:rsid="001cfc83" style:font-style-asian="italic"/>
    </style:style>
    <style:style style:name="T5" style:family="text">
      <style:text-properties style:font-name="Calibri" fo:font-style="italic" officeooo:rsid="001ecc51" style:font-style-asian="italic"/>
    </style:style>
    <style:style style:name="T6" style:family="text">
      <style:text-properties style:font-name="Calibri" fo:font-style="italic" officeooo:rsid="00209b44" style:font-style-asian="italic"/>
    </style:style>
    <style:style style:name="T7" style:family="text">
      <style:text-properties style:font-name="Calibri" fo:font-style="italic" officeooo:rsid="00232832" style:font-style-asian="italic"/>
    </style:style>
    <style:style style:name="T8" style:family="text">
      <style:text-properties style:font-name="Calibri" fo:font-style="italic" officeooo:rsid="0027c80e" style:font-style-asian="italic"/>
    </style:style>
    <style:style style:name="T9" style:family="text">
      <style:text-properties style:font-name="Calibri" fo:font-style="italic" officeooo:rsid="0028fe3f" style:font-style-asian="italic"/>
    </style:style>
    <style:style style:name="T10" style:family="text">
      <style:text-properties style:font-name="Calibri" fo:font-style="italic" fo:font-weight="bold" style:font-style-asian="italic" style:font-weight-asian="bold"/>
    </style:style>
    <style:style style:name="T11" style:family="text">
      <style:text-properties style:font-name="Calibri" officeooo:rsid="001cfc83"/>
    </style:style>
    <style:style style:name="T12" style:family="text">
      <style:text-properties style:font-name="Calibri" fo:language="en" fo:country="GB" style:language-asian="es" style:country-asian="ES"/>
    </style:style>
    <style:style style:name="T13" style:family="text">
      <style:text-properties style:font-name="Calibri" fo:language="en" fo:country="GB" officeooo:rsid="001cfc83" style:language-asian="es" style:country-asian="ES"/>
    </style:style>
    <style:style style:name="T14" style:family="text">
      <style:text-properties style:font-name="Calibri" fo:language="en" fo:country="GB" fo:font-weight="bold" style:language-asian="es" style:country-asian="ES" style:font-weight-asian="bold"/>
    </style:style>
    <style:style style:name="T15" style:family="text">
      <style:text-properties style:font-name="Calibri" fo:language="en" fo:country="GB" fo:font-style="italic" style:language-asian="es" style:country-asian="ES" style:font-style-asian="italic"/>
    </style:style>
    <style:style style:name="T16" style:family="text">
      <style:text-properties style:font-name="Calibri" fo:language="en" fo:country="GB" fo:font-style="italic" officeooo:rsid="0028fe3f" style:language-asian="es" style:country-asian="ES" style:font-style-asian="italic"/>
    </style:style>
    <style:style style:name="T17" style:family="text">
      <style:text-properties style:font-name="Calibri" fo:language="en" fo:country="GB" fo:font-style="italic" fo:font-weight="bold" style:language-asian="es" style:country-asian="ES" style:font-style-asian="italic" style:font-weight-asian="bold"/>
    </style:style>
    <style:style style:name="T18" style:family="text">
      <style:text-properties style:font-name="Calibri" officeooo:rsid="001ecc51"/>
    </style:style>
    <style:style style:name="T19" style:family="text">
      <style:text-properties style:font-name="Calibri" officeooo:rsid="00209b44"/>
    </style:style>
    <style:style style:name="T20" style:family="text">
      <style:text-properties style:font-name="Calibri" officeooo:rsid="0028fe3f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250ad7"/>
    </style:style>
    <style:style style:name="T23" style:family="text">
      <style:text-properties style:text-position="super 58%" officeooo:rsid="002628d4"/>
    </style:style>
    <style:style style:name="T24" style:family="text">
      <style:text-properties fo:font-style="italic" style:font-style-asian="italic"/>
    </style:style>
    <style:style style:name="T25" style:family="text">
      <style:text-properties style:use-window-font-color="true" style:font-name="Calibri" fo:font-size="12pt" fo:language="en" fo:country="GB" officeooo:rsid="001cfc83" style:font-name-asian="Times New Roman" style:font-size-asian="12pt" style:language-asian="es" style:country-asian="ES"/>
    </style:style>
    <style:style style:name="T26" style:family="text">
      <style:text-properties style:use-window-font-color="true" style:font-name="Calibri" fo:font-size="12pt" fo:language="en" fo:country="GB" fo:font-style="italic" officeooo:rsid="00209b44" style:font-name-asian="Times New Roman" style:font-size-asian="12pt" style:language-asian="es" style:country-asian="ES" style:font-style-asian="italic"/>
    </style:style>
    <style:style style:name="T27" style:family="text">
      <style:text-properties style:use-window-font-color="true" style:font-name="Calibri" fo:font-size="12pt" fo:language="en" fo:country="GB" fo:font-style="italic" officeooo:rsid="0027c80e" style:font-name-asian="Times New Roman" style:font-size-asian="12pt" style:language-asian="es" style:country-asian="ES" style:font-style-asian="italic"/>
    </style:style>
    <style:style style:name="T28" style:family="text">
      <style:text-properties style:use-window-font-color="true" style:font-name="Calibri" fo:font-size="12pt" fo:language="en" fo:country="GB" fo:font-style="italic" officeooo:rsid="0028fe3f" style:font-name-asian="Times New Roman" style:font-size-asian="12pt" style:language-asian="es" style:country-asian="ES" style:font-style-asian="italic"/>
    </style:style>
    <style:style style:name="T29" style:family="text">
      <style:text-properties style:use-window-font-color="true" style:font-name="Calibri" fo:font-size="12pt" fo:language="en" fo:country="GB" fo:font-style="italic" officeooo:rsid="002a5ec9" style:font-name-asian="Times New Roman" style:font-size-asian="12pt" style:language-asian="es" style:country-asian="ES" style:font-style-asian="italic"/>
    </style:style>
    <style:style style:name="T30" style:family="text">
      <style:text-properties officeooo:rsid="00209b44"/>
    </style:style>
    <style:style style:name="T31" style:family="text">
      <style:text-properties officeooo:rsid="00250ad7"/>
    </style:style>
    <style:style style:name="T32" style:family="text">
      <style:text-properties officeooo:rsid="0028fe3f"/>
    </style:style>
    <style:style style:name="T33" style:family="text">
      <style:text-properties officeooo:rsid="002a5e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ification document</text:p>
      <text:p text:style-name="P4"><text:span text:style-name="T2">Program or utility to verify:</text:span><text:span text:style-name="T1"> </text:span><text:span text:style-name="T11">mv</text:span></text:p>
      <text:p text:style-name="P5"><text:span text:style-name="T2">Author(s) of the program:</text:span><text:span text:style-name="T1"> </text:span><text:span text:style-name="T11">Baldwin Rodríguez</text:span></text:p>
      <text:p text:style-name="P5"><text:span text:style-name="T2">Author(s) of the verification document:</text:span><text:span text:style-name="T1"> </text:span><text:span text:style-name="T11">Baldwin Rodríguez</text:span></text:p>
      <text:p text:style-name="P5"><text:span text:style-name="T2">Author(s) of the verification:</text:span><text:span text:style-name="T1"> </text:span><text:span text:style-name="T11">Baldwin Rodríguez</text:span></text:p>
      <text:p text:style-name="P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21">st</text:span> verification case</text:p>
          </table:table-cell>
        </table:table-row>
        <table:table-row table:style-name="Taula1.2">
          <table:table-cell table:style-name="Taula1.A1" office:value-type="string">
            <text:p text:style-name="P2"><text:span text:style-name="T2">Objective</text:span><text:span text:style-name="T1">:</text:span><text:span text:style-name="T3"> </text:span><text:span text:style-name="T5">We will try to see what happens when you try to move an inexistent file to another directory. We are currenty in the directory “Home”.</text:span></text:p>
            <text:p text:style-name="P2"><text:span text:style-name="T2">Input</text:span><text:span text:style-name="T1">:</text:span><text:span text:style-name="T3"> </text:span><text:span text:style-name="T5">mv testFile Valley</text:span></text:p>
            <text:p text:style-name="P7"><text:span text:style-name="T2">Previewed output</text:span><text:span text:style-name="T1">: </text:span><text:span text:style-name="T18">The console should print an error. The error should be: “There was an error opening the file: No such file or directory”</text:span></text:p>
            <text:p text:style-name="P2"><text:span text:style-name="T2">Verification output</text:span><text:span text:style-name="T1">: </text:span><text:span text:style-name="T18">The program prints in standard output the error “There was an error opening the file: No such file or directory”.</text:span></text:p>
            <text:p text:style-name="P2"><text:span text:style-name="T10">Explanation</text:span><text:span text:style-name="T3">: </text:span><text:span text:style-name="T5">The program tries to open the file, but since it doesn’t exist, it prints this error and stops.</text:span></text:p>
          </table:table-cell>
        </table:table-row>
      </table:table>
      <text:p text:style-name="P3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21">nd</text:span> verification case</text:p>
          </table:table-cell>
        </table:table-row>
        <table:table-row table:style-name="Taula2.2">
          <table:table-cell table:style-name="Taula2.A1" office:value-type="string">
            <text:p text:style-name="P2"><text:span text:style-name="T2">Objective</text:span><text:span text:style-name="T1">:</text:span><text:span text:style-name="T3"> </text:span><text:span text:style-name="T4">We will try to move a file to another directory inside the game. We are currently in the directory “Home”.</text:span></text:p>
            <text:p text:style-name="P2"><text:span text:style-name="T2">Input</text:span><text:span text:style-name="T1">:</text:span><text:span text:style-name="T3"> </text:span><text:span text:style-name="T4">mv bed Valley.</text:span></text:p>
            <text:p text:style-name="P7"><text:span text:style-name="T2">Previewed output</text:span><text:span text:style-name="T1">: </text:span><text:span text:style-name="T11">The item “bed” should now be inside the location “Valley”.</text:span></text:p>
            <text:p text:style-name="P2"><text:span text:style-name="T2">Verification output</text:span><text:span text:style-name="T1">: </text:span></text:p>
            <text:p text:style-name="P16"><text:span text:style-name="T13">The item </text:span><text:span text:style-name="T25">was successfully moved to the directory “Valley”.</text:span></text:p>
            <text:p text:style-name="P2"><text:span text:style-name="T2">Explanation</text:span><text:span text:style-name="T1">: </text:span><text:span text:style-name="T11">What really happened is that “mv” created a copy of the file inside “Valley” and deleted the old one inside “Home”.</text:span></text:p>
          </table:table-cell>
        </table:table-row>
      </table:table>
      <text:p text:style-name="P3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21">rd</text:span> verification case</text:p>
          </table:table-cell>
        </table:table-row>
        <table:table-row table:style-name="Taula3.2">
          <table:table-cell table:style-name="Taula3.A1" office:value-type="string">
            <text:p text:style-name="P2"><text:span text:style-name="T2">Objective</text:span><text:span text:style-name="T1">:</text:span><text:span text:style-name="T3"> </text:span><text:span text:style-name="T6">We are going to try to see what happens when you use less than two arguments. We are currently in the directory “Home”.</text:span></text:p>
            <text:p text:style-name="P2"><text:span text:style-name="T2">Input</text:span><text:span text:style-name="T1">:</text:span><text:span text:style-name="T3"> </text:span><text:span text:style-name="T6">mv</text:span></text:p>
            <text:p text:style-name="P21"><text:span text:style-name="T2">Previewed output</text:span><text:span text:style-name="T1">: </text:span><text:span text:style-name="T19">This time it should not print an error but rather just print in standard output the message “Hmm... you should try to use more arguments, yes?”.</text:span></text:p>
            <text:p text:style-name="P10"><text:span text:style-name="T2">Verification output</text:span><text:span text:style-name="T1">: </text:span><text:span text:style-name="T19">The program printed the message in standard output “Hmm... you should try to use more arguments, yes?” and stopped.</text:span></text:p>
            <text:p text:style-name="P2"><text:soft-page-break/><text:span text:style-name="T10">Explanation</text:span><text:span text:style-name="T3">: </text:span><text:span text:style-name="T7">The program first verifies that it has enough arguments to work. Since it doesn’t, it just stops and prints this message.</text:span><text:span text:style-name="T3"> </text:span></text:p>
          </table:table-cell>
        </table:table-row>
      </table:table>
      <text:p text:style-name="P19"><text:span text:style-name="T24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30">4</text:span><text:span text:style-name="T23">th</text:span> verification case</text:p>
          </table:table-cell>
        </table:table-row>
        <table:table-row table:style-name="Table1.2">
          <table:table-cell table:style-name="Table1.A1" office:value-type="string">
            <text:p text:style-name="P9"><text:span text:style-name="T2">Objective</text:span><text:span text:style-name="T1">:</text:span><text:span text:style-name="T3"> </text:span><text:span text:style-name="T6">We are going to try to see what happens when you use less than two arguments. We are currently in the directory “Home”.</text:span></text:p>
            <text:p text:style-name="P9"><text:span text:style-name="T2">Input</text:span><text:span text:style-name="T1">:</text:span><text:span text:style-name="T3"> </text:span><text:span text:style-name="T6">mv bed</text:span></text:p>
            <text:p text:style-name="P20"><text:span text:style-name="T2">Previewed output</text:span><text:span text:style-name="T1">: </text:span><text:span text:style-name="T19">This time it should not print an error but rather just print in standard output the message “Hmm... you should try to use more arguments, yes?”.</text:span></text:p>
            <text:p text:style-name="P9"><text:span text:style-name="T2">Verification output</text:span><text:span text:style-name="T1">: </text:span><text:span text:style-name="T19">The program printed the message in standard output “Hmm... you should try to use more arguments, yes?” and stopped.</text:span></text:p>
            <text:p text:style-name="P11"><text:span text:style-name="T10">Explanation</text:span><text:span text:style-name="T3">: </text:span><text:span text:style-name="T7">The program first verifies that it has enough arguments to work. Since it doesn’t, it just stops and prints this message.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31">5</text:span><text:span text:style-name="T22">th</text:span> verification case</text:p>
          </table:table-cell>
        </table:table-row>
        <table:table-row table:style-name="Table2.2">
          <table:table-cell table:style-name="Table2.A1" office:value-type="string">
            <text:p text:style-name="P17"><text:span text:style-name="T14">Objective</text:span><text:span text:style-name="T12">:</text:span><text:span text:style-name="T15"> </text:span><text:span text:style-name="T26">W</text:span><text:span text:style-name="T27">e are going to try and move an item into an unexistent directory. We are currenty in the directory “Home”.</text:span></text:p>
            <text:p text:style-name="P12"><text:span text:style-name="T2">Input</text:span><text:span text:style-name="T1">:</text:span><text:span text:style-name="T3"> </text:span><text:span text:style-name="T6">mv bed </text:span><text:span text:style-name="T8">TestDir</text:span></text:p>
            <text:p text:style-name="P22"><text:span text:style-name="T2">Previewed output</text:span><text:span text:style-name="T1">: </text:span><text:span text:style-name="T18">The console should print an error. The error should be: “There was an error creating the new file to copy the information in: No such file or directory”.</text:span></text:p>
            <text:p text:style-name="P13"><text:span text:style-name="T2">Verification output</text:span><text:span text:style-name="T1">: </text:span><text:span text:style-name="T18">The program prints in standard output the error “There was an error creating the new file to copy the information in: No such file or directory” </text:span><text:span text:style-name="T20">and stops</text:span><text:span text:style-name="T18">.</text:span></text:p>
            <text:p text:style-name="P18"><text:span text:style-name="T17">Explanation</text:span><text:span text:style-name="T15">: </text:span><text:span text:style-name="T28">The program tries to create the new file in the directory passed, but it fails and returns an error code. The program detects this, p</text:span><text:span text:style-name="T29">rints</text:span><text:span text:style-name="T28"> the error and stops.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15</meta:editing-cycles>
    <meta:print-date>2014-01-28T14:47:00</meta:print-date>
    <meta:creation-date>2014-08-28T09:07:00</meta:creation-date>
    <dc:date>2020-05-15T16:50:32.992203394</dc:date>
    <meta:editing-duration>PT27M41S</meta:editing-duration>
    <meta:generator>LibreOffice/6.3.5.2$Linux_X86_64 LibreOffice_project/30$Build-2</meta:generator>
    <meta:document-statistic meta:table-count="5" meta:image-count="0" meta:object-count="0" meta:page-count="2" meta:paragraph-count="36" meta:word-count="517" meta:character-count="3082" meta:non-whitespace-character-count="2599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